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ResolveJob.isSourceArtifactName( String jar ,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Job.getSourcesArtifactPath( ArtifactDownloadReport adr , Collection al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vyResolveJob.accept( Artifact artifa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ResolveJob.getExtraAttribute( Path classpathArtifact , Path javadocArtifa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vyResolveJob.warnIfDuplicates( Collection al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IvyResolveJob.isArtifactName( String jar , String name , Collection suffix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vyResolveJob.artifacts2ClasspathEntries( Collection all , Map dependencie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IvyResolveJob.run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">
            <text:p text:style-name="Table_20_Contents">8</text:p>
          </table:table-cell>
          <table:table-cell office:value-type="float" office:value="115">
            <text:p text:style-name="Table_20_Contents">115</text:p>
          </table:table-cell>
        </table:table-row>
        <table:table-row>
          <table:table-cell office:value-type="string">
            <text:p text:style-name="Table_20_Contents">IvyResolveJob.findModuleDescriptor( IJavaProject javaPro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vyResolveJob.getSourceAttachment( Path classpathArtifact , Path sourcesArtifa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ResolveJob.isSources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Job.setResolveStatus( IStatus statu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IvyResolveJob.progress( IvyEvent ev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vyResolveJob.isJavadoc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Job.getJavadocArtifactPath( ArtifactDownloadReport adr , Collection al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vyResolveJob.run( IProgressMonitor m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">
            <text:p text:style-name="Table_20_Contents">4</text:p>
          </table:table-cell>
          <table:table-cell office:value-type="float" office:value="157">
            <text:p text:style-name="Table_20_Contents">157</text:p>
          </table:table-cell>
        </table:table-row>
        <table:table-row>
          <table:table-cell office:value-type="string">
            <text:p text:style-name="Table_20_Contents">IvyResolveJob.maybeRetrieve( ModuleDescriptor md , String [ ] conf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vyResolveJob.IvyResolveJob( IvyClasspathContainer container , boolean usePreviousResolveIfEx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ResolveJob.isJavadocArtifactName( String jar , String java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Job.getSourceAttachmentRoot( Path classpathArtifact , Path sourcesArtifa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ResolveJob.listDependencies( ResolveReport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ResolveJob.transferProgress( TransferEvent ev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